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9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19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2.54cm" svg:x="14.335cm" svg:y="17.383cm">
          <text:p text:style-name="P1">Do noth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8.493cm" svg:y="13.192cm">
          <text:p text:style-name="P1">Score &gt;= 0.85?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2.016cm" svg:y="13.065cm">
          <text:p text:style-name="P1">Model scores</text:p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2.54cm" svg:x="2.016cm" svg:y="9.382cm">
          <text:p text:style-name="P1">Bot fetches</text:p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2.54cm" svg:x="1.889cm" svg:y="1.762cm">
          <text:p text:style-name="P1">User types<text:line-break/> messa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99cm" svg:height="2.54cm" svg:x="1.889cm" svg:y="5.572cm">
          <text:p text:style-name="P1">Discord server </text:p>
          <text:p text:style-name="P1">notifies all</text:p>
          <text:p text:style-name="P1"><text:s/>cli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699cm" svg:height="2.54cm" svg:x="13.954cm" svg:y="9.128cm">
          <text:p text:style-name="P1">Bot takes</text:p>
          <text:p text:style-name="P1">actio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302cm" svg:y1="4.302cm" svg:x2="4.302cm" svg:y2="5.572cm">
          <text:p/>
        </draw:line>
        <draw:line draw:style-name="gr4" draw:text-style-name="P2" draw:layer="layout" svg:x1="4.302cm" svg:y1="8.112cm" svg:x2="4.302cm" svg:y2="9.382cm">
          <text:p/>
        </draw:line>
        <draw:line draw:style-name="gr4" draw:text-style-name="P2" draw:layer="layout" svg:x1="4.302cm" svg:y1="11.922cm" svg:x2="4.302cm" svg:y2="13.065cm">
          <text:p/>
        </draw:line>
        <draw:line draw:style-name="gr4" draw:text-style-name="P2" draw:layer="layout" svg:x1="6.207cm" svg:y1="14.462cm" svg:x2="8.493cm" svg:y2="14.462cm">
          <text:p/>
        </draw:line>
        <draw:line draw:style-name="gr4" draw:text-style-name="P2" draw:layer="layout" svg:x1="13.573cm" svg:y1="13.192cm" svg:x2="16.24cm" svg:y2="11.668cm">
          <text:p/>
        </draw:line>
        <draw:line draw:style-name="gr4" draw:text-style-name="P2" draw:layer="layout" svg:x1="13.573cm" svg:y1="15.732cm" svg:x2="16.367cm" svg:y2="17.383cm">
          <text:p/>
        </draw:line>
        <draw:frame draw:style-name="gr5" draw:text-style-name="P3" draw:layer="layout" svg:width="1.535cm" svg:height="0.962cm" svg:x="14.578cm" svg:y="12.357cm">
          <draw:text-box>
            <text:p>Yes</text:p>
          </draw:text-box>
        </draw:frame>
        <draw:frame draw:style-name="gr6" draw:text-style-name="P3" draw:layer="layout" svg:width="1.311cm" svg:height="0.962cm" svg:x="14.675cm" svg:y="15.47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3T21:11:16.051082130</meta:creation-date>
    <meta:print-date>2020-04-23T21:18:46.855605608</meta:print-date>
    <dc:date>2020-04-23T21:19:13.470644027</dc:date>
    <meta:editing-duration>PT7M58S</meta:editing-duration>
    <meta:editing-cycles>1</meta:editing-cycles>
    <meta:document-statistic meta:object-count="15"/>
    <meta:generator>LibreOffice/6.4.3.2$Linux_X86_64 LibreOffice_project/85aa6f776c6af63185291a519637a4f7af4e8a3b</meta:generator>
  </office:meta>
</office:document-meta>
</file>